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7.99pt"/>
    </style:style>
    <style:style style:name="co2" style:family="table-column">
      <style:table-column-properties fo:break-before="auto" style:column-width="64.01pt"/>
    </style:style>
    <style:style style:name="co3" style:family="table-column">
      <style:table-column-properties fo:break-before="auto" style:column-width="68.71pt"/>
    </style:style>
    <style:style style:name="co4" style:family="table-column">
      <style:table-column-properties fo:break-before="auto" style:column-width="72.54pt"/>
    </style:style>
    <style:style style:name="co5" style:family="table-column">
      <style:table-column-properties fo:break-before="auto" style:column-width="73.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style:text-align-source="fix" style:repeat-content="false" fo:wrap-option="wrap" style:vertical-align="middle"/>
      <style:paragraph-properties fo:text-align="start" fo:margin-left="0pt"/>
    </style:style>
    <style:style style:name="ce4" style:family="table-cell" style:parent-style-name="Default">
      <style:table-cell-properties style:text-align-source="fix" style:repeat-content="false" fo:wrap-option="wrap" style:vertical-align="top"/>
      <style:paragraph-properties fo:text-align="start" fo:margin-left="0pt"/>
    </style:style>
    <style:style style:name="ce5" style:family="table-cell" style:parent-style-name="Default">
      <style:table-cell-properties style:text-align-source="value-type" style:repeat-content="false" fo:wrap-option="wrap" style:vertical-align="top"/>
      <style:paragraph-properties fo:margin-left="0pt"/>
    </style:style>
    <style:style style:name="ce6" style:family="table-cell" style:parent-style-name="Default">
      <style:table-cell-properties fo:wrap-option="wrap" style:vertical-align="top"/>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style-name="gr1" draw:text-style-name="P1" svg:width="423.69pt" svg:height="255.26pt" svg:x="356.6pt" svg:y="4.51pt">
            <loext:p draw:notify-on-update-of-ranges="Sheet1.A3:Sheet1.A3 Sheet1.A4:Sheet1.A8 Sheet1.B3:Sheet1.B8 Sheet1.D3:Sheet1.D8 Sheet1.C3:Sheet1.C8"/>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number-columns-repeated="3" table:default-cell-style-name="Default"/>
        <table:table-row table:style-name="ro1">
          <table:table-cell table:style-name="ce1" office:value-type="string" calcext:value-type="string" table:number-columns-spanned="4" table:number-rows-spanned="1">
            <text:p>Lab 6: Experiment 0</text:p>
          </table:table-cell>
          <table:covered-table-cell table:number-columns-repeated="3"/>
        </table:table-row>
        <table:table-row table:style-name="ro1">
          <table:table-cell office:value-type="string" calcext:value-type="string">
            <text:p>Size</text:p>
          </table:table-cell>
          <table:table-cell office:value-type="string" calcext:value-type="string">
            <text:p>First</text:p>
          </table:table-cell>
          <table:table-cell office:value-type="string" calcext:value-type="string">
            <text:p>Middle</text:p>
          </table:table-cell>
          <table:table-cell office:value-type="string" calcext:value-type="string">
            <text:p>Last</text:p>
          </table:table-cell>
        </table:table-row>
        <table:table-row table:style-name="ro1">
          <table:table-cell office:value-type="float" office:value="10" calcext:value-type="float">
            <text:p>10</text:p>
          </table:table-cell>
          <table:table-cell office:value-type="float" office:value="0.000000044" calcext:value-type="float">
            <text:p>0.000000044</text:p>
          </table:table-cell>
          <table:table-cell office:value-type="float" office:value="0.00000003" calcext:value-type="float">
            <text:p>0.00000003</text:p>
          </table:table-cell>
          <table:table-cell office:value-type="float" office:value="0.000000022" calcext:value-type="float">
            <text:p>0.000000022</text:p>
          </table:table-cell>
        </table:table-row>
        <table:table-row table:style-name="ro1">
          <table:table-cell office:value-type="float" office:value="100" calcext:value-type="float">
            <text:p>100</text:p>
          </table:table-cell>
          <table:table-cell office:value-type="float" office:value="0.00000003" calcext:value-type="float">
            <text:p>0.00000003</text:p>
          </table:table-cell>
          <table:table-cell office:value-type="float" office:value="0.000000031" calcext:value-type="float">
            <text:p>0.000000031</text:p>
          </table:table-cell>
          <table:table-cell office:value-type="float" office:value="0.000000027" calcext:value-type="float">
            <text:p>0.000000027</text:p>
          </table:table-cell>
        </table:table-row>
        <table:table-row table:style-name="ro1">
          <table:table-cell office:value-type="float" office:value="1000" calcext:value-type="float">
            <text:p>1000</text:p>
          </table:table-cell>
          <table:table-cell office:value-type="float" office:value="0.000000027" calcext:value-type="float">
            <text:p>0.000000027</text:p>
          </table:table-cell>
          <table:table-cell office:value-type="float" office:value="0.000000026" calcext:value-type="float">
            <text:p>0.000000026</text:p>
          </table:table-cell>
          <table:table-cell office:value-type="float" office:value="0.000000028" calcext:value-type="float">
            <text:p>0.000000028</text:p>
          </table:table-cell>
        </table:table-row>
        <table:table-row table:style-name="ro1">
          <table:table-cell office:value-type="float" office:value="10000" calcext:value-type="float">
            <text:p>10000</text:p>
          </table:table-cell>
          <table:table-cell office:value-type="float" office:value="0.000000027" calcext:value-type="float">
            <text:p>0.000000027</text:p>
          </table:table-cell>
          <table:table-cell table:number-columns-repeated="2" office:value-type="float" office:value="0.000000022" calcext:value-type="float">
            <text:p>0.000000022</text:p>
          </table:table-cell>
        </table:table-row>
        <table:table-row table:style-name="ro1">
          <table:table-cell office:value-type="float" office:value="100000" calcext:value-type="float">
            <text:p>100000</text:p>
          </table:table-cell>
          <table:table-cell office:value-type="float" office:value="0.000000034" calcext:value-type="float">
            <text:p>0.000000034</text:p>
          </table:table-cell>
          <table:table-cell office:value-type="float" office:value="0.000000029" calcext:value-type="float">
            <text:p>0.000000029</text:p>
          </table:table-cell>
          <table:table-cell office:value-type="float" office:value="0.000000025" calcext:value-type="float">
            <text:p>0.000000025</text:p>
          </table:table-cell>
        </table:table-row>
        <table:table-row table:style-name="ro1">
          <table:table-cell office:value-type="float" office:value="1000000" calcext:value-type="float">
            <text:p>1000000</text:p>
          </table:table-cell>
          <table:table-cell office:value-type="float" office:value="0.000000046" calcext:value-type="float">
            <text:p>0.000000046</text:p>
          </table:table-cell>
          <table:table-cell office:value-type="float" office:value="0.000000034" calcext:value-type="float">
            <text:p>0.000000034</text:p>
          </table:table-cell>
          <table:table-cell office:value-type="float" office:value="0.000000032" calcext:value-type="float">
            <text:p>0.000000032</text:p>
          </table:table-cell>
        </table:table-row>
      </table:table>
      <table:table table:name="Sheet2" table:style-name="ta1">
        <table:shapes>
          <draw:frame draw:z-index="0" draw:style-name="gr1" draw:text-style-name="P1" svg:width="453.46pt" svg:height="255.23pt" svg:x="257.56pt" svg:y="0pt">
            <loext:p draw:notify-on-update-of-ranges="Sheet2.A3:Sheet2.A3 Sheet2.A4:Sheet2.A8 Sheet2.B3:Sheet2.B8 Sheet2.C3:Sheet2.C8"/>
            <draw:object xlink:href="./Object 2" xlink:type="simple" xlink:show="embed" xlink:actuate="onLoad"/>
            <draw:image xlink:href="./ObjectReplacements/Object 2" xlink:type="simple" xlink:show="embed" xlink:actuate="onLoad"/>
          </draw:frame>
        </table:shapes>
        <table:table-column table:style-name="co3" table:default-cell-style-name="Default"/>
        <table:table-column table:style-name="co2" table:number-columns-repeated="17" table:default-cell-style-name="Default"/>
        <table:table-row table:style-name="ro1">
          <table:table-cell table:style-name="ce1" office:value-type="string" calcext:value-type="string" table:number-columns-spanned="4" table:number-rows-spanned="1">
            <text:p>Lab 6: Experiment 1</text:p>
          </table:table-cell>
          <table:covered-table-cell table:number-columns-repeated="3"/>
          <table:table-cell table:number-columns-repeated="14"/>
        </table:table-row>
        <table:table-row table:style-name="ro1">
          <table:table-cell office:value-type="string" calcext:value-type="string">
            <text:p>Size</text:p>
          </table:table-cell>
          <table:table-cell office:value-type="string" calcext:value-type="string">
            <text:p>Vector</text:p>
          </table:table-cell>
          <table:table-cell office:value-type="string" calcext:value-type="string">
            <text:p>List</text:p>
          </table:table-cell>
          <table:table-cell table:number-columns-repeated="15"/>
        </table:table-row>
        <table:table-row table:style-name="ro1">
          <table:table-cell table:style-name="ce2" office:value-type="float" office:value="10" calcext:value-type="float">
            <text:p>10</text:p>
          </table:table-cell>
          <table:table-cell office:value-type="float" office:value="0.000000669" calcext:value-type="float">
            <text:p>0.000000669</text:p>
          </table:table-cell>
          <table:table-cell office:value-type="float" office:value="0.000000077" calcext:value-type="float">
            <text:p>0.000000077</text:p>
          </table:table-cell>
          <table:table-cell table:number-columns-repeated="15"/>
        </table:table-row>
        <table:table-row table:style-name="ro1">
          <table:table-cell table:style-name="ce2" office:value-type="float" office:value="100" calcext:value-type="float">
            <text:p>100</text:p>
          </table:table-cell>
          <table:table-cell office:value-type="float" office:value="0.00000027" calcext:value-type="float">
            <text:p>0.00000027</text:p>
          </table:table-cell>
          <table:table-cell office:value-type="float" office:value="0.000000062" calcext:value-type="float">
            <text:p>0.000000062</text:p>
          </table:table-cell>
          <table:table-cell table:number-columns-repeated="15"/>
        </table:table-row>
        <table:table-row table:style-name="ro1">
          <table:table-cell table:style-name="ce2" office:value-type="float" office:value="1000" calcext:value-type="float">
            <text:p>1000</text:p>
          </table:table-cell>
          <table:table-cell office:value-type="float" office:value="0.000000644" calcext:value-type="float">
            <text:p>0.000000644</text:p>
          </table:table-cell>
          <table:table-cell office:value-type="float" office:value="0.000000067" calcext:value-type="float">
            <text:p>0.000000067</text:p>
          </table:table-cell>
          <table:table-cell table:number-columns-repeated="15"/>
        </table:table-row>
        <table:table-row table:style-name="ro1">
          <table:table-cell table:style-name="ce2" office:value-type="float" office:value="10000" calcext:value-type="float">
            <text:p>10000</text:p>
          </table:table-cell>
          <table:table-cell office:value-type="float" office:value="0.000003894" calcext:value-type="float">
            <text:p>0.000003894</text:p>
          </table:table-cell>
          <table:table-cell office:value-type="float" office:value="0.000000067" calcext:value-type="float">
            <text:p>0.000000067</text:p>
          </table:table-cell>
          <table:table-cell table:number-columns-repeated="15"/>
        </table:table-row>
        <table:table-row table:style-name="ro1">
          <table:table-cell table:style-name="ce2" office:value-type="float" office:value="100000" calcext:value-type="float">
            <text:p>100000</text:p>
          </table:table-cell>
          <table:table-cell office:value-type="float" office:value="0.000056897" calcext:value-type="float">
            <text:p>0.000056897</text:p>
          </table:table-cell>
          <table:table-cell office:value-type="float" office:value="0.000000145" calcext:value-type="float">
            <text:p>0.000000145</text:p>
          </table:table-cell>
          <table:table-cell table:number-columns-repeated="15"/>
        </table:table-row>
        <table:table-row table:style-name="ro1">
          <table:table-cell table:style-name="ce2" office:value-type="float" office:value="1000000" calcext:value-type="float">
            <text:p>1000000</text:p>
          </table:table-cell>
          <table:table-cell office:value-type="float" office:value="0.000531995" calcext:value-type="float">
            <text:p>0.000531995</text:p>
          </table:table-cell>
          <table:table-cell office:value-type="float" office:value="0.000000171" calcext:value-type="float">
            <text:p>0.000000171</text:p>
          </table:table-cell>
          <table:table-cell table:number-columns-repeated="15"/>
        </table:table-row>
        <table:table-row table:style-name="ro1">
          <table:table-cell table:style-name="ce2" office:value-type="string" calcext:value-type="string">
            <text:p>Append Items</text:p>
          </table:table-cell>
          <table:table-cell office:value-type="float" office:value="0.000000038" calcext:value-type="float">
            <text:p>0.000000038</text:p>
          </table:table-cell>
          <table:table-cell office:value-type="float" office:value="0.000000071" calcext:value-type="float">
            <text:p>0.000000071</text:p>
          </table:table-cell>
          <table:table-cell table:number-columns-repeated="15"/>
        </table:table-row>
        <table:table-row table:style-name="ro1" table:number-rows-repeated="12">
          <table:table-cell table:number-columns-repeated="18"/>
        </table:table-row>
        <table:table-row table:style-name="ro1">
          <table:table-cell office:value-type="float" office:value="1" calcext:value-type="float">
            <text:p>1</text:p>
          </table:table-cell>
          <table:table-cell table:style-name="ce3" office:value-type="string" calcext:value-type="string" table:number-columns-spanned="17" table:number-rows-spanned="3">
            <text:p>As the vector increases in size, the time required to append increases according to O(n). As the function increases exponentially, so does the time required for the operation. However, this is not consistent with the time required for timeRepeatedAppendUntilVectorIsSize(n). Compared to the append method, we see that this method does not increase exponentially as the size does. Instead, it seems to remain constant, with a very small time required for a size of 1000000, so we conclude that it is O(1).</text:p>
          </table:table-cell>
          <table:covered-table-cell table:number-columns-repeated="16" office:value-type="string" calcext:value-type="string">
            <text:p>We see that the timing behavior of these two methods is not the same. As the values increase in magnitude, the two methods react differently, with the vector method encountering growth that is proportional to the growth of the size, n. For the list method, however, we see that there is a growth that is much higher than this, making the previous method, which is O(n) or linear time, look like it is constant. This shows us that the list method is O(n^2), meaning that for every additional increase in n, we see a growth of approximately n^2 in the timing behavior.</text:p>
          </table:covered-table-cell>
        </table:table-row>
        <table:table-row table:style-name="ro1">
          <table:table-cell/>
          <table:covered-table-cell table:number-columns-repeated="17"/>
        </table:table-row>
        <table:table-row table:style-name="ro1">
          <table:table-cell/>
          <table:covered-table-cell table:number-columns-repeated="17"/>
        </table:table-row>
        <table:table-row table:style-name="ro1">
          <table:table-cell office:value-type="float" office:value="2" calcext:value-type="float">
            <text:p>2</text:p>
          </table:table-cell>
          <table:table-cell table:style-name="ce4" office:value-type="string" calcext:value-type="string" table:number-columns-spanned="17" table:number-rows-spanned="3">
            <text:p>As the list grows in size, the time required for a list append seems to remain constant with respect to the size of the list. Therefore, we know that this function is O(1). This is consistent with the timeRepeatedAppendUntilListIsSize(n). Compared to the append list method, we see that it also takes a minimal time for 1000000 operations, so we again conclude that it is O(1).</text:p>
          </table:table-cell>
          <table:covered-table-cell table:number-columns-repeated="16"/>
        </table:table-row>
        <table:table-row table:style-name="ro1">
          <table:table-cell/>
          <table:covered-table-cell table:number-columns-repeated="17"/>
        </table:table-row>
        <table:table-row table:style-name="ro1">
          <table:table-cell/>
          <table:covered-table-cell table:number-columns-repeated="17"/>
        </table:table-row>
        <table:table-row table:style-name="ro1">
          <table:table-cell office:value-type="float" office:value="3" calcext:value-type="float">
            <text:p>3</text:p>
          </table:table-cell>
          <table:table-cell table:style-name="ce4" office:value-type="string" calcext:value-type="string" table:number-columns-spanned="17" table:number-rows-spanned="3">
            <text:p>On average, we see that the time to append to a full list or vector differs greatly. We see that they have different orders of magnitude (O(n) vs. (1). Therefore it is quicker to append to a vector than to a list.</text:p>
          </table:table-cell>
          <table:covered-table-cell table:number-columns-repeated="16" office:value-type="string" calcext:value-type="string">
            <text:p>We see that the timing behavior of these two methods is not the same. As the values increase in magnitude, the two methods react differently, with the vector method encountering growth that is proportional to the growth of the size, n. For the list method, however, we see that there is a growth that is much higher than this, making the previous method, which is O(n) or linear time, look like it is constant. This shows us that the list method is O(n^2), meaning that for every additional increase in n, we see a growth of approximately n^2 in the timing behavior.</text:p>
          </table:covered-table-cell>
        </table:table-row>
        <table:table-row table:style-name="ro1">
          <table:table-cell/>
          <table:covered-table-cell table:number-columns-repeated="17"/>
        </table:table-row>
        <table:table-row table:style-name="ro1">
          <table:table-cell/>
          <table:covered-table-cell table:number-columns-repeated="17"/>
        </table:table-row>
      </table:table>
      <table:table table:name="Sheet3" table:style-name="ta1">
        <table:shapes>
          <draw:frame draw:z-index="0" draw:style-name="gr1" draw:text-style-name="P1" svg:width="453.46pt" svg:height="255.26pt" svg:x="303.59pt" svg:y="0pt">
            <loext:p draw:notify-on-update-of-ranges="Sheet3.A3:Sheet3.A3 Sheet3.A4:Sheet3.A8 Sheet3.B3:Sheet3.B8 Sheet3.C3:Sheet3.C8"/>
            <draw:object xlink:href="./Object 3" xlink:type="simple" xlink:show="embed" xlink:actuate="onLoad"/>
            <draw:image xlink:href="./ObjectReplacements/Object 3" xlink:type="simple" xlink:show="embed" xlink:actuate="onLoad"/>
          </draw:frame>
        </table:shapes>
        <table:table-column table:style-name="co4" table:default-cell-style-name="Default"/>
        <table:table-column table:style-name="co2" table:number-columns-repeated="2" table:default-cell-style-name="Default"/>
        <table:table-column table:style-name="co5" table:default-cell-style-name="Default"/>
        <table:table-column table:style-name="co2" table:number-columns-repeated="8" table:default-cell-style-name="Default"/>
        <table:table-row table:style-name="ro1">
          <table:table-cell table:style-name="ce1" office:value-type="string" calcext:value-type="string" table:number-columns-spanned="4" table:number-rows-spanned="1">
            <text:p>Lab 6: Experiment 2</text:p>
          </table:table-cell>
          <table:covered-table-cell table:number-columns-repeated="3"/>
          <table:table-cell table:number-columns-repeated="8"/>
        </table:table-row>
        <table:table-row table:style-name="ro1">
          <table:table-cell office:value-type="string" calcext:value-type="string">
            <text:p>Size</text:p>
          </table:table-cell>
          <table:table-cell office:value-type="string" calcext:value-type="string">
            <text:p>Vector</text:p>
          </table:table-cell>
          <table:table-cell office:value-type="string" calcext:value-type="string">
            <text:p>List</text:p>
          </table:table-cell>
          <table:table-cell office:value-type="string" calcext:value-type="string">
            <text:p>list (push_front)</text:p>
          </table:table-cell>
          <table:table-cell table:number-columns-repeated="8"/>
        </table:table-row>
        <table:table-row table:style-name="ro1">
          <table:table-cell office:value-type="float" office:value="10" calcext:value-type="float">
            <text:p>10</text:p>
          </table:table-cell>
          <table:table-cell office:value-type="float" office:value="0.000001005" calcext:value-type="float">
            <text:p>0.000001005</text:p>
          </table:table-cell>
          <table:table-cell office:value-type="float" office:value="0.00000016" calcext:value-type="float">
            <text:p>0.00000016</text:p>
          </table:table-cell>
          <table:table-cell office:value-type="float" office:value="0.000000091" calcext:value-type="float">
            <text:p>0.000000091</text:p>
          </table:table-cell>
          <table:table-cell table:number-columns-repeated="8"/>
        </table:table-row>
        <table:table-row table:style-name="ro1">
          <table:table-cell office:value-type="float" office:value="100" calcext:value-type="float">
            <text:p>100</text:p>
          </table:table-cell>
          <table:table-cell office:value-type="float" office:value="0.000000417" calcext:value-type="float">
            <text:p>0.000000417</text:p>
          </table:table-cell>
          <table:table-cell office:value-type="float" office:value="0.00000013" calcext:value-type="float">
            <text:p>0.00000013</text:p>
          </table:table-cell>
          <table:table-cell office:value-type="float" office:value="0.000000067" calcext:value-type="float">
            <text:p>0.000000067</text:p>
          </table:table-cell>
          <table:table-cell table:number-columns-repeated="8"/>
        </table:table-row>
        <table:table-row table:style-name="ro1">
          <table:table-cell office:value-type="float" office:value="1000" calcext:value-type="float">
            <text:p>1000</text:p>
          </table:table-cell>
          <table:table-cell office:value-type="float" office:value="0.000000968" calcext:value-type="float">
            <text:p>0.000000968</text:p>
          </table:table-cell>
          <table:table-cell office:value-type="float" office:value="0.000000151" calcext:value-type="float">
            <text:p>0.000000151</text:p>
          </table:table-cell>
          <table:table-cell office:value-type="float" office:value="0.000000067" calcext:value-type="float">
            <text:p>0.000000067</text:p>
          </table:table-cell>
          <table:table-cell table:number-columns-repeated="8"/>
        </table:table-row>
        <table:table-row table:style-name="ro1">
          <table:table-cell office:value-type="float" office:value="10000" calcext:value-type="float">
            <text:p>10000</text:p>
          </table:table-cell>
          <table:table-cell office:value-type="float" office:value="0.000004393" calcext:value-type="float">
            <text:p>0.000004393</text:p>
          </table:table-cell>
          <table:table-cell office:value-type="float" office:value="0.000000187" calcext:value-type="float">
            <text:p>0.000000187</text:p>
          </table:table-cell>
          <table:table-cell office:value-type="float" office:value="0.000000073" calcext:value-type="float">
            <text:p>0.000000073</text:p>
          </table:table-cell>
          <table:table-cell table:number-columns-repeated="8"/>
        </table:table-row>
        <table:table-row table:style-name="ro1">
          <table:table-cell office:value-type="float" office:value="100000" calcext:value-type="float">
            <text:p>100000</text:p>
          </table:table-cell>
          <table:table-cell office:value-type="float" office:value="0.000067211" calcext:value-type="float">
            <text:p>0.000067211</text:p>
          </table:table-cell>
          <table:table-cell office:value-type="float" office:value="0.000000234" calcext:value-type="float">
            <text:p>0.000000234</text:p>
          </table:table-cell>
          <table:table-cell office:value-type="float" office:value="0.000000196" calcext:value-type="float">
            <text:p>0.000000196</text:p>
          </table:table-cell>
          <table:table-cell table:number-columns-repeated="8"/>
        </table:table-row>
        <table:table-row table:style-name="ro1">
          <table:table-cell office:value-type="float" office:value="1000000" calcext:value-type="float">
            <text:p>1000000</text:p>
          </table:table-cell>
          <table:table-cell office:value-type="float" office:value="0.000744511" calcext:value-type="float">
            <text:p>0.000744511</text:p>
          </table:table-cell>
          <table:table-cell office:value-type="float" office:value="0.000000331" calcext:value-type="float">
            <text:p>0.000000331</text:p>
          </table:table-cell>
          <table:table-cell office:value-type="float" office:value="0.000000365" calcext:value-type="float">
            <text:p>0.000000365</text:p>
          </table:table-cell>
          <table:table-cell table:number-columns-repeated="8"/>
        </table:table-row>
        <table:table-row table:style-name="ro1">
          <table:table-cell office:value-type="string" calcext:value-type="string">
            <text:p>Prepend Items</text:p>
          </table:table-cell>
          <table:table-cell office:value-type="float" office:value="0.000068159" calcext:value-type="float">
            <text:p>0.000068159</text:p>
          </table:table-cell>
          <table:table-cell table:number-columns-repeated="2" office:value-type="float" office:value="0.000000071" calcext:value-type="float">
            <text:p>0.000000071</text:p>
          </table:table-cell>
          <table:table-cell table:number-columns-repeated="8"/>
        </table:table-row>
        <table:table-row table:style-name="ro1" table:number-rows-repeated="12">
          <table:table-cell table:number-columns-repeated="12"/>
        </table:table-row>
        <table:table-row table:style-name="ro1">
          <table:table-cell office:value-type="float" office:value="1" calcext:value-type="float">
            <text:p>1</text:p>
          </table:table-cell>
          <table:table-cell table:style-name="ce5" office:value-type="string" calcext:value-type="string" table:number-columns-spanned="11" table:number-rows-spanned="3">
            <text:p>It seems that because the size is increasing exponentially, and so does the time required, that the prepend vector function is O(n). It is consistent with the timeRepeatedPrependUntilVectorIsSize(n) function, as both seem to increase linearly relative to the size. </text:p>
          </table:table-cell>
          <table:covered-table-cell table:number-columns-repeated="10"/>
        </table:table-row>
        <table:table-row table:style-name="ro1">
          <table:table-cell/>
          <table:covered-table-cell table:number-columns-repeated="11"/>
        </table:table-row>
        <table:table-row table:style-name="ro1">
          <table:table-cell/>
          <table:covered-table-cell table:number-columns-repeated="11"/>
        </table:table-row>
        <table:table-row table:style-name="ro1">
          <table:table-cell office:value-type="float" office:value="2" calcext:value-type="float">
            <text:p>2</text:p>
          </table:table-cell>
          <table:table-cell table:style-name="ce4" office:value-type="string" calcext:value-type="string" table:number-columns-spanned="11" table:number-rows-spanned="3">
            <text:p>As the list size grows, there is no large difference in the time required for the operation, therefore we say that the operation is O(1). It is consistent with the timeRepeatedPrependUntilListIsSize(n) function as both are constant time, not increasing relative to the size.</text:p>
          </table:table-cell>
          <table:covered-table-cell table:number-columns-repeated="10"/>
        </table:table-row>
        <table:table-row table:style-name="ro1">
          <table:table-cell/>
          <table:covered-table-cell table:number-columns-repeated="11"/>
        </table:table-row>
        <table:table-row table:style-name="ro1">
          <table:table-cell/>
          <table:covered-table-cell table:number-columns-repeated="11"/>
        </table:table-row>
        <table:table-row table:style-name="ro1">
          <table:table-cell office:value-type="float" office:value="3" calcext:value-type="float">
            <text:p>3</text:p>
          </table:table-cell>
          <table:table-cell table:style-name="ce4" office:value-type="string" calcext:value-type="string" table:number-columns-spanned="11" table:number-rows-spanned="2">
            <text:p>As a vector increases in size, the time required to prepend increases linearly relative to the size. However, we see that the list prepend is constant time. Therefore, it is quicker to prepend to a list than to a vector.</text:p>
          </table:table-cell>
          <table:covered-table-cell table:number-columns-repeated="10" table:style-name="ce6"/>
        </table:table-row>
        <table:table-row table:style-name="ro1">
          <table:table-cell/>
          <table:covered-table-cell table:number-columns-repeated="11" table:style-name="ce6"/>
        </table:table-row>
        <table:table-row table:style-name="ro1">
          <table:table-cell office:value-type="float" office:value="4" calcext:value-type="float">
            <text:p>4</text:p>
          </table:table-cell>
          <table:table-cell table:style-name="ce4" office:value-type="string" calcext:value-type="string" table:number-columns-spanned="11" table:number-rows-spanned="3">
            <text:p>The time seems very similar, with only small deviations between the two columns. So we conclude that push_back is also O(1). </text:p>
          </table:table-cell>
          <table:covered-table-cell table:number-columns-repeated="10"/>
        </table:table-row>
        <table:table-row table:style-name="ro1">
          <table:table-cell/>
          <table:covered-table-cell table:number-columns-repeated="11"/>
        </table:table-row>
        <table:table-row table:style-name="ro1">
          <table:table-cell/>
          <table:covered-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32:27.053433274</meta:creation-date>
    <dc:date>2016-10-18T12:18:42.412946614</dc:date>
    <meta:editing-duration>PT54M57S</meta:editing-duration>
    <meta:editing-cycles>11</meta:editing-cycles>
    <meta:generator>LibreOffice/5.1.4.2$Linux_X86_64 LibreOffice_project/10m0$Build-2</meta:generator>
    <meta:document-statistic meta:table-count="3" meta:cell-count="133"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948cm" svg:height="9.006cm" xlink:href=".." xlink:type="simple" chart:class="chart:line" chart:style-name="ch1">
        <chart:title svg:x="4.652cm" svg:y="0.316cm" chart:style-name="ch2">
          <text:p>Lab 6 Experiment 0 Results</text:p>
        </chart:title>
        <chart:legend chart:legend-position="bottom" svg:x="4.596cm" svg:y="8.223cm" style:legend-expansion="wide" chart:style-name="ch3"/>
        <chart:plot-area chart:style-name="ch4" table:cell-range-address="Sheet1.A3:Sheet1.D8" chart:data-source-has-labels="both" svg:x="1.309cm" svg:y="1.275cm" svg:width="13.341cm" svg:height="5.787cm">
          <chartooo:coordinate-region svg:x="3.518cm" svg:y="1.474cm" svg:width="11.132cm" svg:height="4.941cm"/>
          <chart:axis chart:dimension="x" chart:name="primary-x" chart:style-name="ch5" chartooo:axis-type="auto">
            <chartooo:date-scale/>
            <chart:title svg:x="7.604cm" svg:y="7.242cm" chart:style-name="ch6">
              <text:p>Size</text:p>
            </chart:title>
            <chart:categories table:cell-range-address="Sheet1.A4:Sheet1.A8"/>
          </chart:axis>
          <chart:axis chart:dimension="y" chart:name="primary-y" chart:style-name="ch5">
            <chart:title svg:x="0.451cm" svg:y="5.508cm" chart:style-name="ch7">
              <text:p>Time Required (s)</text:p>
            </chart:title>
            <chart:grid chart:style-name="ch8" chart:class="major"/>
          </chart:axis>
          <chart:series chart:style-name="ch9" chart:values-cell-range-address="Sheet1.B3:Sheet1.B8" loext:label-string="&quot;First&quot;" chart:class="chart:line">
            <chart:data-point chart:repeated="6"/>
          </chart:series>
          <chart:series chart:style-name="ch10" chart:values-cell-range-address="Sheet1.D3:Sheet1.D8" loext:label-string="&quot;Last&quot;" chart:class="chart:line">
            <chart:data-point chart:repeated="6"/>
          </chart:series>
          <chart:series chart:style-name="ch11" chart:values-cell-range-address="Sheet1.C3:Sheet1.C8" loext:label-string="&quot;Middle&quot;"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rst</text:p>
              </table:table-cell>
              <table:table-cell office:value-type="string">
                <text:p>Last</text:p>
              </table:table-cell>
              <table:table-cell office:value-type="string">
                <text:p>Middle</text:p>
              </table:table-cell>
            </table:table-row>
          </table:table-header-rows>
          <table:table-rows>
            <table:table-row>
              <table:table-cell office:value-type="float" office:value="100">
                <text:p>100</text:p>
                <draw:g>
                  <svg:desc>Sheet1.A4:Sheet1.A8</svg:desc>
                </draw:g>
              </table:table-cell>
              <table:table-cell office:value-type="float" office:value="0.000000044">
                <text:p>0.000000044</text:p>
                <draw:g>
                  <svg:desc>Sheet1.B3:Sheet1.B8</svg:desc>
                </draw:g>
              </table:table-cell>
              <table:table-cell office:value-type="float" office:value="0.000000022">
                <text:p>0.000000022</text:p>
                <draw:g>
                  <svg:desc>Sheet1.D3:Sheet1.D8</svg:desc>
                </draw:g>
              </table:table-cell>
              <table:table-cell office:value-type="float" office:value="0.00000003">
                <text:p>0.00000003</text:p>
                <draw:g>
                  <svg:desc>Sheet1.C3:Sheet1.C8</svg:desc>
                </draw:g>
              </table:table-cell>
            </table:table-row>
            <table:table-row>
              <table:table-cell office:value-type="float" office:value="1000">
                <text:p>1000</text:p>
              </table:table-cell>
              <table:table-cell office:value-type="float" office:value="0.00000003">
                <text:p>0.00000003</text:p>
              </table:table-cell>
              <table:table-cell office:value-type="float" office:value="0.000000027">
                <text:p>0.000000027</text:p>
              </table:table-cell>
              <table:table-cell office:value-type="float" office:value="0.000000031">
                <text:p>0.000000031</text:p>
              </table:table-cell>
            </table:table-row>
            <table:table-row>
              <table:table-cell office:value-type="float" office:value="10000">
                <text:p>10000</text:p>
              </table:table-cell>
              <table:table-cell office:value-type="float" office:value="0.000000027">
                <text:p>0.000000027</text:p>
              </table:table-cell>
              <table:table-cell office:value-type="float" office:value="0.000000028">
                <text:p>0.000000028</text:p>
              </table:table-cell>
              <table:table-cell office:value-type="float" office:value="0.000000026">
                <text:p>0.000000026</text:p>
              </table:table-cell>
            </table:table-row>
            <table:table-row>
              <table:table-cell office:value-type="float" office:value="100000">
                <text:p>100000</text:p>
              </table:table-cell>
              <table:table-cell office:value-type="float" office:value="0.000000027">
                <text:p>0.000000027</text:p>
              </table:table-cell>
              <table:table-cell office:value-type="float" office:value="0.000000022">
                <text:p>0.000000022</text:p>
              </table:table-cell>
              <table:table-cell office:value-type="float" office:value="0.000000022">
                <text:p>0.000000022</text:p>
              </table:table-cell>
            </table:table-row>
            <table:table-row>
              <table:table-cell office:value-type="float" office:value="1000000">
                <text:p>1000000</text:p>
              </table:table-cell>
              <table:table-cell office:value-type="float" office:value="0.000000034">
                <text:p>0.000000034</text:p>
              </table:table-cell>
              <table:table-cell office:value-type="float" office:value="0.000000025">
                <text:p>0.000000025</text:p>
              </table:table-cell>
              <table:table-cell office:value-type="float" office:value="0.000000029">
                <text:p>0.000000029</text:p>
              </table:table-cell>
            </table:table-row>
            <table:table-row>
              <table:table-cell office:value-type="string"/>
              <table:table-cell office:value-type="float" office:value="0.000000046">
                <text:p>0.000000046</text:p>
              </table:table-cell>
              <table:table-cell office:value-type="float" office:value="0.000000032">
                <text:p>0.000000032</text:p>
              </table:table-cell>
              <table:table-cell office:value-type="float" office:value="0.000000034">
                <text:p>0.0000000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5cm" xlink:href=".." xlink:type="simple" chart:class="chart:line" chart:style-name="ch1">
        <chart:title svg:x="5.177cm" svg:y="0.316cm" chart:style-name="ch2">
          <text:p>Lab 6 Experiment 1 Results</text:p>
        </chart:title>
        <chart:legend chart:legend-position="end" svg:x="13.675cm" svg:y="3.954cm" style:legend-expansion="high" chart:style-name="ch3"/>
        <chart:plot-area chart:style-name="ch4" table:cell-range-address="Sheet2.A3:Sheet2.C8" chart:data-source-has-labels="both" svg:x="1.33cm" svg:y="1.275cm" svg:width="12.026cm" svg:height="6.569cm">
          <chartooo:coordinate-region svg:x="2.613cm" svg:y="1.474cm" svg:width="10.743cm" svg:height="5.723cm"/>
          <chart:axis chart:dimension="x" chart:name="primary-x" chart:style-name="ch5" chartooo:axis-type="auto">
            <chartooo:date-scale/>
            <chart:title svg:x="6.968cm" svg:y="8.024cm" chart:style-name="ch6">
              <text:p>Size</text:p>
            </chart:title>
            <chart:categories table:cell-range-address="Sheet2.A4:Sheet2.A8"/>
          </chart:axis>
          <chart:axis chart:dimension="y" chart:name="primary-y" chart:style-name="ch5">
            <chart:title svg:x="0.451cm" svg:y="5.899cm" chart:style-name="ch7">
              <text:p>Time Required (s)</text:p>
            </chart:title>
            <chart:grid chart:style-name="ch8" chart:class="major"/>
          </chart:axis>
          <chart:series chart:style-name="ch9" chart:values-cell-range-address="Sheet2.B3:Sheet2.B8" loext:label-string="&quot;Vector&quot;" chart:class="chart:line">
            <chart:data-point chart:repeated="6"/>
          </chart:series>
          <chart:series chart:style-name="ch10" chart:values-cell-range-address="Sheet2.C3:Sheet2.C8" loext:label-string="&quot;List&quot;"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ctor</text:p>
              </table:table-cell>
              <table:table-cell office:value-type="string">
                <text:p>List</text:p>
              </table:table-cell>
            </table:table-row>
          </table:table-header-rows>
          <table:table-rows>
            <table:table-row>
              <table:table-cell office:value-type="float" office:value="100">
                <text:p>100</text:p>
                <draw:g>
                  <svg:desc>Sheet2.A4:Sheet2.A8</svg:desc>
                </draw:g>
              </table:table-cell>
              <table:table-cell office:value-type="float" office:value="0.000000669">
                <text:p>0.000000669</text:p>
                <draw:g>
                  <svg:desc>Sheet2.B3:Sheet2.B8</svg:desc>
                </draw:g>
              </table:table-cell>
              <table:table-cell office:value-type="float" office:value="0.000000077">
                <text:p>0.000000077</text:p>
                <draw:g>
                  <svg:desc>Sheet2.C3:Sheet2.C8</svg:desc>
                </draw:g>
              </table:table-cell>
            </table:table-row>
            <table:table-row>
              <table:table-cell office:value-type="float" office:value="1000">
                <text:p>1000</text:p>
              </table:table-cell>
              <table:table-cell office:value-type="float" office:value="0.00000027">
                <text:p>0.00000027</text:p>
              </table:table-cell>
              <table:table-cell office:value-type="float" office:value="0.000000062">
                <text:p>0.000000062</text:p>
              </table:table-cell>
            </table:table-row>
            <table:table-row>
              <table:table-cell office:value-type="float" office:value="10000">
                <text:p>10000</text:p>
              </table:table-cell>
              <table:table-cell office:value-type="float" office:value="0.000000644">
                <text:p>0.000000644</text:p>
              </table:table-cell>
              <table:table-cell office:value-type="float" office:value="0.000000067">
                <text:p>0.000000067</text:p>
              </table:table-cell>
            </table:table-row>
            <table:table-row>
              <table:table-cell office:value-type="float" office:value="100000">
                <text:p>100000</text:p>
              </table:table-cell>
              <table:table-cell office:value-type="float" office:value="0.000003894">
                <text:p>0.000003894</text:p>
              </table:table-cell>
              <table:table-cell office:value-type="float" office:value="0.000000067">
                <text:p>0.000000067</text:p>
              </table:table-cell>
            </table:table-row>
            <table:table-row>
              <table:table-cell office:value-type="float" office:value="1000000">
                <text:p>1000000</text:p>
              </table:table-cell>
              <table:table-cell office:value-type="float" office:value="0.000056897">
                <text:p>0.000056897</text:p>
              </table:table-cell>
              <table:table-cell office:value-type="float" office:value="0.000000145">
                <text:p>0.000000145</text:p>
              </table:table-cell>
            </table:table-row>
            <table:table-row>
              <table:table-cell office:value-type="string"/>
              <table:table-cell office:value-type="float" office:value="0.000531995">
                <text:p>0.000531995</text:p>
              </table:table-cell>
              <table:table-cell office:value-type="float" office:value="0.000000171">
                <text:p>0.00000017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line" chart:style-name="ch1">
        <chart:title svg:x="5.177cm" svg:y="0.316cm" chart:style-name="ch2">
          <text:p>Lab 6 Experiment 2 Results</text:p>
        </chart:title>
        <chart:legend svg:x="0cm" svg:y="0cm" style:legend-expansion="custom" chartooo:width="15.998cm" chartooo:height="9.006cm" style:legend-expansion-aspect-ratio="1.77637130801688" chart:style-name="ch3"/>
        <chart:plot-area chart:style-name="ch4" table:cell-range-address="Sheet3.A3:Sheet3.C8" chart:data-source-has-labels="both" svg:x="1.33cm" svg:y="1.275cm" svg:width="14.349cm" svg:height="6.57cm">
          <chartooo:coordinate-region svg:x="2.613cm" svg:y="1.474cm" svg:width="13.066cm" svg:height="5.724cm"/>
          <chart:axis chart:dimension="x" chart:name="primary-x" chart:style-name="ch5" chartooo:axis-type="auto">
            <chartooo:date-scale/>
            <chart:title svg:x="8.129cm" svg:y="8.025cm" chart:style-name="ch6">
              <text:p>Size</text:p>
            </chart:title>
            <chart:categories table:cell-range-address="Sheet3.A4:Sheet3.A8"/>
          </chart:axis>
          <chart:axis chart:dimension="y" chart:name="primary-y" chart:style-name="ch5">
            <chart:title svg:x="0.451cm" svg:y="5.9cm" chart:style-name="ch7">
              <text:p>Time Required (s)</text:p>
            </chart:title>
            <chart:grid chart:style-name="ch8" chart:class="major"/>
          </chart:axis>
          <chart:series chart:style-name="ch9" chart:values-cell-range-address="Sheet3.B3:Sheet3.B8" loext:label-string="&quot;Vector&quot;" chart:class="chart:line">
            <chart:data-point chart:repeated="6"/>
          </chart:series>
          <chart:series chart:style-name="ch10" chart:values-cell-range-address="Sheet3.C3:Sheet3.C8" loext:label-string="&quot;List&quot;"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ctor</text:p>
              </table:table-cell>
              <table:table-cell office:value-type="string">
                <text:p>List</text:p>
              </table:table-cell>
            </table:table-row>
          </table:table-header-rows>
          <table:table-rows>
            <table:table-row>
              <table:table-cell office:value-type="float" office:value="100">
                <text:p>100</text:p>
                <draw:g>
                  <svg:desc>Sheet3.A4:Sheet3.A8</svg:desc>
                </draw:g>
              </table:table-cell>
              <table:table-cell office:value-type="float" office:value="0.000001005">
                <text:p>0.000001005</text:p>
                <draw:g>
                  <svg:desc>Sheet3.B3:Sheet3.B8</svg:desc>
                </draw:g>
              </table:table-cell>
              <table:table-cell office:value-type="float" office:value="0.00000016">
                <text:p>0.00000016</text:p>
                <draw:g>
                  <svg:desc>Sheet3.C3:Sheet3.C8</svg:desc>
                </draw:g>
              </table:table-cell>
            </table:table-row>
            <table:table-row>
              <table:table-cell office:value-type="float" office:value="1000">
                <text:p>1000</text:p>
              </table:table-cell>
              <table:table-cell office:value-type="float" office:value="0.000000417">
                <text:p>0.000000417</text:p>
              </table:table-cell>
              <table:table-cell office:value-type="float" office:value="0.00000013">
                <text:p>0.00000013</text:p>
              </table:table-cell>
            </table:table-row>
            <table:table-row>
              <table:table-cell office:value-type="float" office:value="10000">
                <text:p>10000</text:p>
              </table:table-cell>
              <table:table-cell office:value-type="float" office:value="0.000000968">
                <text:p>0.000000968</text:p>
              </table:table-cell>
              <table:table-cell office:value-type="float" office:value="0.000000151">
                <text:p>0.000000151</text:p>
              </table:table-cell>
            </table:table-row>
            <table:table-row>
              <table:table-cell office:value-type="float" office:value="100000">
                <text:p>100000</text:p>
              </table:table-cell>
              <table:table-cell office:value-type="float" office:value="0.000004393">
                <text:p>0.000004393</text:p>
              </table:table-cell>
              <table:table-cell office:value-type="float" office:value="0.000000187">
                <text:p>0.000000187</text:p>
              </table:table-cell>
            </table:table-row>
            <table:table-row>
              <table:table-cell office:value-type="float" office:value="1000000">
                <text:p>1000000</text:p>
              </table:table-cell>
              <table:table-cell office:value-type="float" office:value="0.000067211">
                <text:p>0.000067211</text:p>
              </table:table-cell>
              <table:table-cell office:value-type="float" office:value="0.000000234">
                <text:p>0.000000234</text:p>
              </table:table-cell>
            </table:table-row>
            <table:table-row>
              <table:table-cell office:value-type="string"/>
              <table:table-cell office:value-type="float" office:value="0.000744511">
                <text:p>0.000744511</text:p>
              </table:table-cell>
              <table:table-cell office:value-type="float" office:value="0.000000331">
                <text:p>0.0000003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